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15cm" fo:min-width="6.4cm" draw:shadow="visible" draw:shadow-offset-x="0.08cm" draw:shadow-offset-y="0.08cm" draw:shadow-color="#b2b2b2"/>
    </style:style>
    <style:style style:name="gr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13cm" fo:min-width="1.501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5.35cm" fo:min-width="6.8cm" draw:shadow="visible" draw:shadow-offset-x="0.08cm" draw:shadow-offset-y="0.08cm" draw:shadow-color="#b2b2b2"/>
    </style:style>
    <style:style style:name="gr6" style:family="graphic" style:parent-style-name="standard">
      <style:graphic-properties draw:stroke="none" svg:stroke-color="#000000" draw:fill="none" draw:fill-color="#ffffff" fo:min-height="0.72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5.2cm" draw:shadow="visible" draw:shadow-offset-x="0.08cm" draw:shadow-offset-y="0.08cm" draw:shadow-color="#b2b2b2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.35cm" fo:min-width="5.684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3.75cm" fo:min-width="6.8cm" draw:shadow="visible" draw:shadow-offset-x="0.08cm" draw:shadow-offset-y="0.08cm" draw:shadow-color="#b2b2b2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.05cm" fo:min-width="4.911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68cm" fo:min-width="2.118cm" draw:shadow="visible" draw:shadow-offset-x="0.08cm" draw:shadow-offset-y="0.08cm" draw:shadow-color="#999999"/>
    </style:style>
    <style:style style:name="gr15" style:family="graphic" style:parent-style-name="standard">
      <style:graphic-properties draw:stroke="none" svg:stroke-color="#000000" draw:fill="none" draw:fill-color="#ffffff" fo:min-height="1.177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style:paragraph-properties fo:text-align="end">
        <style:tab-stops/>
      </style:paragraph-properties>
    </style:style>
    <style:style style:name="P11" style:family="paragraph">
      <loext:graphic-properties draw:fill="none" draw:fill-color="#ffffff"/>
      <style:paragraph-properties fo:text-align="end">
        <style:tab-stops/>
      </style:paragraph-properties>
      <style:text-properties fo:font-size="16pt" style:font-size-asian="18pt" style:font-size-complex="18pt"/>
    </style:style>
    <style:style style:name="P12" style:family="paragraph">
      <loext:graphic-properties draw:fill="none" draw:fill-color="#ffffff"/>
      <style:text-properties fo:color="#000000" fo:font-size="15pt" style:font-size-asian="18pt" style:font-size-complex="18pt"/>
    </style:style>
    <style:style style:name="P13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style:font-size-asian="18pt" style:font-size-complex="18pt"/>
    </style:style>
    <style:style style:name="T4" style:family="text">
      <style:text-properties fo:color="#000000" fo:font-size="15pt" style:font-size-asian="18pt" style:font-size-complex="18pt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cm" svg:height="4.4cm" svg:x="3.3cm" svg:y="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2cm" svg:height="2.5cm" svg:x="4.1cm" svg:y="6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cm" svg:height="2.5cm" svg:x="7.2cm" svg:y="6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2.523cm" svg:height="0.8cm" svg:x="4cm" svg:y="5.8cm">
            <draw:text-box>
              <text:p><text:span text:style-name="T1">Bucket 1</text:span></text:p>
            </draw:text-box>
          </draw:frame>
          <draw:frame draw:style-name="gr3" draw:text-style-name="P3" draw:layer="layout" svg:width="2.523cm" svg:height="0.8cm" svg:x="7.277cm" svg:y="5.8cm">
            <draw:text-box>
              <text:p><text:span text:style-name="T1">Bucket 2</text:span></text:p>
            </draw:text-box>
          </draw:frame>
          <draw:frame draw:style-name="gr4" draw:text-style-name="P4" draw:layer="layout" svg:width="3.8cm" svg:height="1cm" svg:x="5cm" svg:y="4.4cm">
            <draw:text-box>
              <text:p><text:span text:style-name="T2">Data Service</text:span></text:p>
            </draw:text-box>
          </draw:frame>
          <draw:custom-shape draw:style-name="gr5" draw:text-style-name="P5" draw:layer="layout" svg:width="7.3cm" svg:height="5.6cm" svg:x="12.9cm" svg:y="3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7cm" svg:height="0.973cm" svg:x="13.1cm" svg:y="2.727cm">
            <draw:text-box>
              <text:p><text:span text:style-name="T2">Search Service (Node 1)</text:span></text:p>
            </draw:text-box>
          </draw:frame>
          <draw:custom-shape draw:style-name="gr7" draw:text-style-name="P7" xml:id="id3" draw:id="id3" draw:layer="layout" svg:width="5.7cm" svg:height="1.1cm" svg:x="13.7cm" svg:y="4.3cm">
            <text:p text:style-name="P6"><text:span text:style-name="T3">Index 1, Partition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.7cm" svg:height="1.1cm" svg:x="13.7cm" svg:y="5.9cm">
            <text:p text:style-name="P6"><text:span text:style-name="T3">Index 1, Partition 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.7cm" svg:height="1.1cm" svg:x="13.7cm" svg:y="7.5cm">
            <text:p text:style-name="P6"><text:span text:style-name="T3">Index 1, Partition 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7.3cm" svg:height="5.6cm" svg:x="12.9cm" svg:y="1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7cm" svg:height="0.973cm" svg:x="13.1cm" svg:y="10.027cm">
            <draw:text-box>
              <text:p><text:span text:style-name="T2">Search Service (Node 2)</text:span></text:p>
            </draw:text-box>
          </draw:frame>
          <draw:custom-shape draw:style-name="gr7" draw:text-style-name="P7" draw:layer="layout" svg:width="5.7cm" svg:height="1.1cm" svg:x="13.7cm" svg:y="11.6cm">
            <text:p text:style-name="P6"><text:span text:style-name="T3">Index 1, Partition 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2" draw:id="id2" draw:layer="layout" svg:width="5.7cm" svg:height="1.1cm" svg:x="13.7cm" svg:y="13.2cm">
            <text:p text:style-name="P6"><text:span text:style-name="T3">Index 1, Partition 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4" draw:id="id4" draw:layer="layout" svg:width="5.7cm" svg:height="1.1cm" svg:x="13.7cm" svg:y="14.8cm">
            <text:p text:style-name="P6"><text:span text:style-name="T3">Index 1, Partition 6</text:span></text:p>
            <draw:enhanced-geometry svg:viewBox="0 0 21600 21600" draw:type="rectangle" draw:enhanced-path="M 0 0 L 21600 0 21600 21600 0 21600 0 0 Z N"/>
          </draw:custom-shape>
          <draw:connector draw:style-name="gr8" draw:text-style-name="P8" draw:layer="layout" draw:type="lines" draw:line-skew="3.998cm" svg:x1="5.1cm" svg:y1="9.3cm" svg:x2="13.7cm" svg:y2="13.75cm" draw:start-shape="id1" draw:start-glue-point="7" draw:end-shape="id2" draw:end-glue-point="3" svg:d="M5100 9300v4500l8099-50h501" svg:viewBox="0 0 8601 4501">
            <text:p/>
          </draw:connector>
          <draw:connector draw:style-name="gr9" draw:text-style-name="P8" draw:layer="layout" draw:type="lines" draw:line-skew="-1.699cm -1.699cm" svg:x1="13.7cm" svg:y1="4.85cm" svg:x2="13.7cm" svg:y2="15.35cm" draw:start-shape="id3" draw:start-glue-point="3" draw:end-shape="id4" draw:end-glue-point="3" svg:d="M13700 4850h-2200v10500h2200" svg:viewBox="0 0 2201 10501">
            <text:p/>
          </draw:connector>
          <draw:line draw:style-name="gr8" draw:text-style-name="P8" draw:layer="layout" svg:x1="11.5cm" svg:y1="6.5cm" svg:x2="13.7cm" svg:y2="6.5cm">
            <text:p/>
          </draw:line>
          <draw:line draw:style-name="gr8" draw:text-style-name="P8" draw:layer="layout" svg:x1="11.5cm" svg:y1="8cm" svg:x2="13.7cm" svg:y2="8cm">
            <text:p/>
          </draw:line>
          <draw:line draw:style-name="gr8" draw:text-style-name="P8" draw:layer="layout" svg:x1="11.5cm" svg:y1="12.2cm" svg:x2="13.7cm" svg:y2="12.2cm">
            <text:p/>
          </draw:line>
        </draw:g>
      </draw:page>
      <draw:page draw:name="page2" draw:style-name="dp1" draw:master-page-name="Default">
        <draw:custom-shape draw:style-name="gr10" draw:text-style-name="P9" draw:layer="layout" svg:width="6.184cm" svg:height="0.6cm" svg:x="5.7cm" svg:y="11.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7.3cm" svg:height="4cm" svg:x="11.1cm" svg:y="8.17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7cm" svg:height="1.6cm" svg:x="11.6cm" svg:y="6.6cm">
          <draw:text-box>
            <text:p text:style-name="P10"><text:span text:style-name="T2">Search Service </text:span></text:p>
            <text:p text:style-name="P10"><text:span text:style-name="T2">(Node 1)</text:span></text:p>
          </draw:text-box>
        </draw:frame>
        <draw:custom-shape draw:style-name="gr7" draw:text-style-name="P7" draw:layer="layout" svg:width="5.7cm" svg:height="1.1cm" svg:x="11.9cm" svg:y="8.773cm">
          <text:p text:style-name="P6"><text:span text:style-name="T3">Index 1, Partition 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cm" svg:height="1.1cm" svg:x="11.9cm" svg:y="10.373cm">
          <text:p text:style-name="P6"><text:span text:style-name="T3">Index 1, Parti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cm" svg:height="4cm" svg:x="20.3cm" svg:y="4.47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cm" svg:height="0.973cm" svg:x="20.5cm" svg:y="3.5cm">
          <draw:text-box>
            <text:p><text:span text:style-name="T2">Search Service (Node 2)</text:span></text:p>
          </draw:text-box>
        </draw:frame>
        <draw:custom-shape draw:style-name="gr7" draw:text-style-name="P7" draw:layer="layout" svg:width="5.7cm" svg:height="1.1cm" svg:x="21.1cm" svg:y="5.073cm">
          <text:p text:style-name="P6"><text:span text:style-name="T3">Index 1, Partition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cm" svg:height="1.1cm" svg:x="21.1cm" svg:y="6.673cm">
          <text:p text:style-name="P6"><text:span text:style-name="T3">Index 1, Partition 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cm" svg:height="4cm" svg:x="20.3cm" svg:y="11.6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cm" svg:height="0.973cm" svg:x="20.5cm" svg:y="10.673cm">
          <draw:text-box>
            <text:p><text:span text:style-name="T2">Search Service (Node 3)</text:span></text:p>
          </draw:text-box>
        </draw:frame>
        <draw:custom-shape draw:style-name="gr7" draw:text-style-name="P7" draw:layer="layout" svg:width="5.7cm" svg:height="1.1cm" svg:x="21.1cm" svg:y="12.246cm">
          <text:p text:style-name="P6"><text:span text:style-name="T3">Index 1, Partition 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cm" svg:height="1.1cm" svg:x="21.1cm" svg:y="13.846cm">
          <text:p text:style-name="P6"><text:span text:style-name="T3">Index 1, Partition 6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184cm" svg:height="0.6cm" svg:x="4.9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4" draw:text-style-name="P1" draw:layer="layout" svg:width="3.7cm" svg:height="3.7cm" svg:x="2.6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3.5cm" svg:height="1.427cm" svg:x="2.9cm" svg:y="9.7cm">
            <draw:text-box>
              <text:p><text:span text:style-name="T4">Application</text:span></text:p>
            </draw:text-box>
          </draw:frame>
        </draw:g>
        <draw:frame draw:style-name="gr16" draw:text-style-name="P13" draw:layer="layout" svg:width="4.8cm" svg:height="0.725cm" svg:x="5.92cm" svg:y="8.04cm">
          <draw:text-box>
            <text:p><text:span text:style-name="T5">Search Request</text:span></text:p>
          </draw:text-box>
        </draw:frame>
        <draw:frame draw:style-name="gr16" draw:text-style-name="P13" draw:layer="layout" svg:width="5cm" svg:height="0.725cm" svg:x="7.22cm" svg:y="10.68cm">
          <draw:text-box>
            <text:p><text:span text:style-name="T5">Search Response</text:span></text:p>
          </draw:text-box>
        </draw:frame>
        <draw:line draw:style-name="gr8" draw:text-style-name="P8" draw:layer="layout" svg:x1="17.25cm" svg:y1="6.5cm" svg:x2="17.25cm" svg:y2="8.2cm">
          <text:p/>
        </draw:line>
        <draw:line draw:style-name="gr8" draw:text-style-name="P8" draw:layer="layout" svg:x1="17.25cm" svg:y1="13.9cm" svg:x2="17.25cm" svg:y2="12.2cm">
          <text:p/>
        </draw:line>
        <draw:line draw:style-name="gr8" draw:text-style-name="P8" draw:layer="layout" svg:x1="17.25cm" svg:y1="6.5cm" svg:x2="20.29cm" svg:y2="6.5cm">
          <text:p/>
        </draw:line>
        <draw:line draw:style-name="gr8" draw:text-style-name="P8" draw:layer="layout" svg:x1="17.26cm" svg:y1="13.9cm" svg:x2="20.3cm" svg:y2="13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16T10:13:37.930002583</meta:creation-date>
    <dc:date>2019-10-17T13:40:36.613724378</dc:date>
    <meta:editing-duration>PT3H13M45S</meta:editing-duration>
    <meta:editing-cycles>17</meta:editing-cycles>
    <meta:generator>LibreOffice/6.3.2.2$MacOSX_X86_64 LibreOffice_project/98b30e735bda24bc04ab42594c85f7fd8be07b9c</meta:generator>
    <meta:document-statistic meta:object-count="45"/>
  </office:meta>
</office:document-meta>
</file>